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17.75pt"/>
    </style:style>
    <style:style style:name="co9" style:family="table-column">
      <style:table-column-properties fo:break-before="auto" style:column-width="75.74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35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246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in. Quantity Cost €</text:p>
          </table:table-cell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TQFP-32</text:p>
          </table:table-cell>
          <table:table-cell office:value-type="string" calcext:value-type="string">
            <text:p>microcontroller</text:p>
          </table:table-cell>
          <table:table-cell table:style-name="ce4" table:formula="of:=HYPERLINK(&quot;http://it.farnell.com/atmel/atmega328p-au/mcu-8bit-atmega-20mhz-tqfp-32/dp/1715486&quot;;&quot;1715486&quot;)" office:value-type="string" office:string-value="1715486" calcext:value-type="string">
            <text:p>1715486</text:p>
          </table:table-cell>
          <table:table-cell table:style-name="ce5" office:value-type="float" office:value="2.78" calcext:value-type="float">
            <text:p>2.78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.78" calcext:value-type="float">
            <text:p>2.78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6Mhz/18pF</text:p>
          </table:table-cell>
          <table:table-cell office:value-type="string" calcext:value-type="string">
            <text:p>MCRSD16000F183000RR</text:p>
          </table:table-cell>
          <table:table-cell office:value-type="string" calcext:value-type="string">
            <text:p>SMD 11.4 x 4.7 mm</text:p>
          </table:table-cell>
          <table:table-cell office:value-type="string" calcext:value-type="string">
            <text:p>crystal</text:p>
          </table:table-cell>
          <table:table-cell table:style-name="ce4" table:formula="of:=HYPERLINK(&quot;http://it.farnell.com/multicomp/mcrsd16000f183000rr/crystal-16mhz-18pf-hc49-us-smd/dp/2395958&quot;;&quot;2395958&quot;)" office:value-type="string" office:string-value="2395958" calcext:value-type="string">
            <text:p>2395958</text:p>
          </table:table-cell>
          <table:table-cell table:style-name="ce5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0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CL-S250G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green led</text:p>
          </table:table-cell>
          <table:table-cell table:style-name="ce4" table:formula="of:=HYPERLINK(&quot;http://it.farnell.com/multicomp/mcl-s250gc/led-smd-1206-verde/dp/1581232&quot;;&quot;1581232&quot;)" office:value-type="string" office:string-value="1581232" calcext:value-type="string">
            <text:p>1581232</text:p>
          </table:table-cell>
          <table:table-cell table:style-name="ce5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" calcext:value-type="float">
            <text:p>0.60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MCL-S250Y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yellow led</text:p>
          </table:table-cell>
          <table:table-cell table:style-name="ce4" table:formula="of:=HYPERLINK(&quot;http://it.farnell.com/multicomp/mcl-s250yc/led-smd-1206-giallo/dp/1581231&quot;;&quot;1581231&quot;)" office:value-type="string" office:string-value="1581231" calcext:value-type="string">
            <text:p>1581231</text:p>
          </table:table-cell>
          <table:table-cell table:style-name="ce5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6" calcext:value-type="float">
            <text:p>0.26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B3SN-3112P</text:p>
          </table:table-cell>
          <table:table-cell office:value-type="string" calcext:value-type="string">
            <text:p>6 x 6 x 3.1 mm</text:p>
          </table:table-cell>
          <table:table-cell office:value-type="string" calcext:value-type="string">
            <text:p>switch</text:p>
          </table:table-cell>
          <table:table-cell table:style-name="ce4" table:formula="of:=HYPERLINK(&quot;http://it.farnell.com/omron-electronic-components/b3sn-3112p/switch-6x6x3-1mm-sealed-1-57n/dp/2076274&quot;;&quot;2076274&quot;)" office:value-type="string" office:string-value="2076274" calcext:value-type="string">
            <text:p>2076274</text:p>
          </table:table-cell>
          <table:table-cell table:style-name="ce5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5" calcext:value-type="float">
            <text:p>0.65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ERJ8GEYJ103V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4" table:formula="of:=HYPERLINK(&quot;http://it.farnell.com/panasonic-electronic-components/erj8geyj103v/resistore-1206-10k-5-0-25w/dp/2057856&quot;;&quot;2057856&quot;)" office:value-type="string" office:string-value="2057856" calcext:value-type="string">
            <text:p>2057856</text:p>
          </table:table-cell>
          <table:table-cell table:style-name="ce5" office:value-type="float" office:value="0.02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6" calcext:value-type="float">
            <text:p>0.26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RCW1206499RFKEA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4" table:formula="of:=HYPERLINK(&quot;http://it.farnell.com/vishay-draloric/crcw1206499rfkea/resistor-1206-499r-1/dp/1470020&quot;;&quot;1470020&quot;)" office:value-type="string" office:string-value="1470020" calcext:value-type="string">
            <text:p>1470020</text:p>
          </table:table-cell>
          <table:table-cell table:style-name="ce5" office:value-type="float" office:value="0.028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28" calcext:value-type="float">
            <text:p>0.28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22pF</text:p>
          </table:table-cell>
          <table:table-cell office:value-type="string" calcext:value-type="string">
            <text:p>MC1206N220J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n220j500ct/condens-mlcc-c0g-np0-22pf-50v/dp/2320891&quot;;&quot;2320891&quot;)" office:value-type="string" office:string-value="2320891" calcext:value-type="string">
            <text:p>2320891</text:p>
          </table:table-cell>
          <table:table-cell table:style-name="ce5" office:value-type="float" office:value="0.047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7" calcext:value-type="float">
            <text:p>0.47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MC1206X106K25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x106k250ct/condensatore-mlcc-x5r-10uf-25v/dp/2112753&quot;;&quot;2112753&quot;)" office:value-type="string" office:string-value="2112753" calcext:value-type="string">
            <text:p>2112753</text:p>
          </table:table-cell>
          <table:table-cell table:style-name="ce5" office:value-type="float" office:value="0.154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154" calcext:value-type="float">
            <text:p>0.15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MC1206F105Z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f105z500ct/condensatore-mlcc-y5v-1uf-50v/dp/1759455&quot;;&quot;1759455&quot;)" office:value-type="string" office:string-value="1759455" calcext:value-type="string">
            <text:p>1759455</text:p>
          </table:table-cell>
          <table:table-cell table:style-name="ce5" office:value-type="float" office:value="0.0634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34" calcext:value-type="float">
            <text:p>0.63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MC1206B104K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b104k500ct/condensatore-mlcc-x7r-100nf-50v/dp/1759361&quot;;&quot;1759361&quot;)" office:value-type="string" office:string-value="1759361" calcext:value-type="string">
            <text:p>1759361</text:p>
          </table:table-cell>
          <table:table-cell table:style-name="ce5" office:value-type="float" office:value="0.035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35" calcext:value-type="float">
            <text:p>0.35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61304011021" calcext:value-type="float">
            <text:p>61304011021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4" table:formula="of:=HYPERLINK(&quot;http://it.farnell.com/wurth-elektronik/61304011021/header-2-54mm-pin-tht-r-a-40way/dp/2356192&quot;;&quot;2356192&quot;)" office:value-type="string" office:string-value="2356192" calcext:value-type="string">
            <text:p>2356192</text:p>
          </table:table-cell>
          <table:table-cell table:style-name="ce5"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77" calcext:value-type="float">
            <text:p>1.77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20-9990246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4" table:formula="of:=HYPERLINK(&quot;http://it.farnell.com/harwin/m20-9990246/header-diritta-2-54mm-1row-bifase/dp/1022247&quot;;&quot;1022247&quot;)" office:value-type="string" office:string-value="1022247" calcext:value-type="string">
            <text:p>1022247</text:p>
          </table:table-cell>
          <table:table-cell table:style-name="ce5" office:value-type="float" office:value="0.0653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5" calcext:value-type="float">
            <text:p>0.65</text:p>
          </table:table-cell>
          <table:table-cell table:style-name="Default"/>
          <table:table-cell table:number-columns-repeated="247"/>
        </table:table-row>
        <table:table-row table:style-name="ro1">
          <table:table-cell table:number-columns-repeated="7"/>
          <table:table-cell table:style-name="ce1" office:value-type="string" calcext:value-type="string">
            <text:p>Total cost</text:p>
          </table:table-cell>
          <table:table-cell table:style-name="Default"/>
          <table:table-cell table:number-columns-repeated="247"/>
        </table:table-row>
        <table:table-row table:style-name="ro1">
          <table:table-cell table:number-columns-repeated="7"/>
          <table:table-cell table:style-name="ce6" table:formula="of:=SUM([.H2:.H14])" office:value-type="float" office:value="9.058" calcext:value-type="float">
            <text:p>9.06</text:p>
          </table:table-cell>
          <table:table-cell table:style-name="Default"/>
          <table:table-cell table:number-columns-repeated="247"/>
        </table:table-row>
        <table:table-row table:style-name="ro2" table:number-rows-repeated="7">
          <table:table-cell table:number-columns-repeated="7"/>
          <table:table-cell table:style-name="ce7"/>
          <table:table-cell/>
          <table:table-cell table:style-name="ce7"/>
          <table:table-cell table:number-columns-repeated="246"/>
        </table:table-row>
        <table:table-row table:style-name="ro2">
          <table:table-cell table:number-columns-repeated="9"/>
          <table:table-cell table:style-name="ce7"/>
          <table:table-cell table:number-columns-repeated="246"/>
        </table:table-row>
        <table:table-row table:style-name="ro2" table:number-rows-repeated="7">
          <table:table-cell table:number-columns-repeated="7"/>
          <table:table-cell table:style-name="ce7"/>
          <table:table-cell/>
          <table:table-cell table:style-name="ce7"/>
          <table:table-cell table:number-columns-repeated="246"/>
        </table:table-row>
        <table:table-row table:style-name="ro2">
          <table:table-cell table:number-columns-spanned="9" table:number-rows-spanned="1"/>
          <table:covered-table-cell table:number-columns-repeated="8" table:style-name="ce3"/>
          <table:table-cell table:style-name="ce7"/>
          <table:table-cell table:number-columns-repeated="246"/>
        </table:table-row>
        <table:table-row table:style-name="ro2" table:number-rows-repeated="96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4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4T12:58:32.015900185</dc:date>
    <meta:editing-duration>PT32S</meta:editing-duration>
    <meta:editing-cycles>1</meta:editing-cycles>
    <meta:document-statistic meta:table-count="1" meta:cell-count="114" meta:object-count="0"/>
    <meta:generator>LibreOffice/5.0.3.2$Linux_X86_64 LibreOffice_project/00m0$Build-2</meta:generator>
  </office:meta>
</office:document-meta>
</file>